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middle" draw:auto-grow-height="false" fo:min-height="21.727cm" fo:min-width="16.93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.296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middle" draw:auto-grow-height="false" fo:min-height="0.401cm" fo:min-width="5.511cm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9cm" fo:min-width="0.5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9cm" fo:min-width="2.21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9cm" fo:min-width="2.072cm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1.959cm" fo:min-width="0.981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1.925cm" fo:min-width="1.635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1.925cm" fo:min-width="1.485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1.925cm" fo:min-width="0.947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000000" draw:opacity="100%" draw:textarea-horizontal-align="justify" draw:textarea-vertical-align="middle" draw:auto-grow-height="false" fo:min-height="0cm" fo:min-width="0.54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000000" draw:opacity="100%" draw:textarea-horizontal-align="justify" draw:textarea-vertical-align="middle" draw:auto-grow-height="false" fo:min-height="0cm" fo:min-width="0.506cm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2.812cm" fo:min-width="2.763cm" fo:padding-top="0.142cm" fo:padding-bottom="0.142cm" fo:padding-left="0.267cm" fo:padding-right="0.267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304cm" draw:marker-end-width="0.304cm" draw:opacity="0%" draw:textarea-horizontal-align="justify" draw:textarea-vertical-align="middle" draw:auto-grow-height="false" fo:min-height="1.015cm" fo:min-width="1.224cm" fo:padding-top="0.142cm" fo:padding-bottom="0.142cm" fo:padding-left="0.267cm" fo:padding-right="0.267cm" draw:shadow="hidden" loext:decorative="false"/>
      <style:paragraph-properties style:writing-mode="lr-tb"/>
    </style:style>
    <style:style style:name="gr21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767cm" loext:decorative="false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26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32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33" style:family="graphic" style:parent-style-name="objectwithoutfill">
      <style:graphic-properties svg:stroke-color="#000000" draw:marker-end="Arrowheads_20_12" draw:marker-end-width="0.3cm" draw:fill="none" draw:textarea-vertical-align="middle" loext:decorative="false"/>
    </style:style>
    <style:style style:name="gr34" style:family="graphic" style:parent-style-name="objectwithoutfill">
      <style:graphic-properties svg:stroke-width="0.035cm" svg:stroke-color="#000000" draw:marker-start-width="0.252cm" draw:marker-end="Arrowheads_20_13" draw:marker-end-width="0.352cm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objectwithoutfill">
      <style:graphic-properties svg:stroke-width="0.035cm" svg:stroke-color="#000000" draw:marker-start-width="0.252cm" draw:marker-end="Arrowheads_20_14" draw:marker-end-width="0.352cm" draw:fill="none" draw:textarea-vertical-align="middle" fo:padding-top="0.142cm" fo:padding-bottom="0.142cm" fo:padding-left="0.267cm" fo:padding-right="0.267cm" loext:decorative="false"/>
    </style:style>
    <style:style style:name="gr36" style:family="graphic" style:parent-style-name="objectwithoutfill">
      <style:graphic-properties svg:stroke-width="0.035cm" svg:stroke-color="#000000" draw:marker-start-width="0.252cm" draw:marker-end="Arrowheads_20_15" draw:marker-end-width="0.352cm" draw:fill="non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svg:stroke-color="#000000" draw:marker-start-width="0.252cm" draw:marker-end="Arrowheads_20_16" draw:marker-end-width="0.3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6cm" fo:min-width="0.927cm" loext:decorative="false"/>
      <style:paragraph-properties style:writing-mode="lr-tb"/>
    </style:style>
    <style:style style:name="gr39" style:family="graphic" style:parent-style-name="objectwithoutfill">
      <style:graphic-properties svg:stroke-width="0.035cm" svg:stroke-color="#000000" draw:marker-start-width="0.252cm" draw:marker-end="Arrowheads_20_17" draw:marker-end-width="0.3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objectwithoutfill">
      <style:graphic-properties svg:stroke-width="0.035cm" svg:stroke-color="#000000" draw:marker-start-width="0.252cm" draw:marker-end="Arrowheads_20_20" draw:marker-end-width="0.352cm" draw:fill="none" draw:textarea-vertical-align="middle" fo:padding-top="0.142cm" fo:padding-bottom="0.142cm" fo:padding-left="0.267cm" fo:padding-right="0.267cm" loext:decorative="false"/>
    </style:style>
    <style:style style:name="gr41" style:family="graphic" style:parent-style-name="objectwithoutfill">
      <style:graphic-properties svg:stroke-width="0.035cm" svg:stroke-color="#000000" draw:marker-start-width="0.252cm" draw:marker-end="Arrowheads_20_21" draw:marker-end-width="0.352cm" draw:fill="none" draw:textarea-vertical-align="middle" fo:padding-top="0.142cm" fo:padding-bottom="0.142cm" fo:padding-left="0.267cm" fo:padding-right="0.267cm" loext:decorative="false"/>
    </style:style>
    <style:style style:name="gr42" style:family="graphic" style:parent-style-name="objectwithoutfill">
      <style:graphic-properties svg:stroke-width="0.035cm" svg:stroke-color="#000000" draw:marker-start-width="0.252cm" draw:marker-end="Arrowheads_20_22" draw:marker-end-width="0.352cm" draw:fill="none" draw:textarea-vertical-align="middle" fo:padding-top="0.142cm" fo:padding-bottom="0.142cm" fo:padding-left="0.267cm" fo:padding-right="0.267cm" loext:decorative="false"/>
    </style:style>
    <style:style style:name="gr43" style:family="graphic" style:parent-style-name="objectwithoutfill">
      <style:graphic-properties svg:stroke-width="0.081cm" svg:stroke-color="#000000" draw:marker-start-width="0.321cm" draw:marker-end="Arrowheads_20_23" draw:marker-end-width="0.421cm" draw:fill="none" draw:textarea-vertical-align="middle" fo:padding-top="0.165cm" fo:padding-bottom="0.165cm" fo:padding-left="0.29cm" fo:padding-right="0.29cm" loext:decorative="false"/>
    </style:style>
    <style:style style:name="gr44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1.684cm" fo:min-width="3.313cm" fo:padding-top="0.142cm" fo:padding-bottom="0.142cm" fo:padding-left="0.267cm" fo:padding-right="0.267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5cm" fo:min-width="0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0cm" loext:decorative="false"/>
      <style:paragraph-properties style:writing-mode="lr-tb"/>
    </style:style>
    <style:style style:name="gr47" style:family="graphic" style:parent-style-name="standard">
      <style:graphic-properties svg:stroke-width="0.035cm" svg:stroke-color="#000000" draw:marker-start-width="0.252cm" draw:marker-end-width="0.252cm" draw:fill-color="#000000" draw:opacity="100%" draw:textarea-horizontal-align="justify" draw:textarea-vertical-align="middle" draw:auto-grow-height="false" fo:min-height="0cm" fo:min-width="0.365cm" fo:padding-top="0.142cm" fo:padding-bottom="0.142cm" fo:padding-left="0.267cm" fo:padding-right="0.267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ack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Hack" fo:font-size="7pt" style:font-size-asian="8pt" style:font-size-complex="8pt"/>
    </style:style>
    <style:style style:name="P6" style:family="paragraph">
      <loext:graphic-properties draw:fill-color="#000000" draw:opacity="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Hack" fo:font-size="10pt" style:font-size-asian="10pt" style:font-size-complex="10pt"/>
    </style:style>
    <style:style style:name="P8" style:family="paragraph">
      <loext:graphic-properties draw:fill-color="#000000" draw:opacity="100%"/>
      <style:paragraph-properties fo:text-align="center"/>
    </style:style>
    <style:style style:name="P9" style:family="paragraph">
      <style:paragraph-properties fo:text-align="center"/>
      <style:text-properties style:font-name="Hack"/>
    </style:style>
    <style:style style:name="P10" style:family="paragraph">
      <loext:graphic-properties draw:opacity="0%"/>
      <style:paragraph-properties fo:text-align="center" style:writing-mode="lr-tb"/>
      <style:text-properties style:font-name="Hack"/>
    </style:style>
    <style:style style:name="P11" style:family="paragraph">
      <loext:graphic-properties draw:opacity="0%"/>
      <style:paragraph-properties fo:text-align="center"/>
      <style:text-properties style:font-name="Hack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Hack" fo:font-size="4pt" style:font-size-asian="6pt" style:font-size-complex="6pt"/>
    </style:style>
    <style:style style:name="P14" style:family="paragraph"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fo:text-align="center"/>
      <style:text-properties style:font-name="Hack" fo:font-size="6pt" style:font-size-asian="6pt" style:font-size-complex="6pt"/>
    </style:style>
    <style:style style:name="T1" style:family="text">
      <style:text-properties style:font-name="Hack"/>
    </style:style>
    <style:style style:name="T2" style:family="text">
      <style:text-properties style:font-name="Hack" fo:font-size="7pt" style:font-size-asian="8pt" style:font-size-complex="8pt"/>
    </style:style>
    <style:style style:name="T3" style:family="text">
      <style:text-properties style:font-name="Hack" fo:font-size="10pt" style:font-size-asian="10pt" style:font-size-complex="10pt"/>
    </style:style>
    <style:style style:name="T4" style:family="text">
      <style:text-properties style:font-name="Hack" fo:font-size="4pt" style:font-size-asian="6pt" style:font-size-complex="6pt"/>
    </style:style>
    <style:style style:name="T5" style:family="text">
      <style:text-properties style:font-name="Hack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464cm" svg:height="22.011cm" svg:x="2.657cm" svg:y="2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796cm" svg:height="1.725cm" svg:x="6.036cm" svg:y="1.071cm">
          <draw:text-box>
            <text:p text:style-name="P2"><text:span text:style-name="T1">Num1</text:span><text:span text:style-name="T1"><text:line-break/></text:span><text:span text:style-name="T1">[31:0]</text:span></text:p>
          </draw:text-box>
        </draw:frame>
        <draw:frame draw:style-name="gr3" draw:text-style-name="P3" draw:layer="layout" svg:width="2.796cm" svg:height="1.725cm" svg:x="12.431cm" svg:y="1cm">
          <draw:text-box>
            <text:p text:style-name="P2"><text:span text:style-name="T1">Num2</text:span><text:span text:style-name="T1"><text:line-break/></text:span><text:span text:style-name="T1">[31:0]</text:span></text:p>
          </draw:text-box>
        </draw:frame>
        <draw:custom-shape draw:style-name="gr4" draw:text-style-name="P1" draw:layer="layout" svg:width="6.045cm" svg:height="0.685cm" svg:x="3.137cm" svg:y="3.731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761cm" svg:y1="3.737cm" svg:x2="3.761cm" svg:y2="4.417cm">
          <text:p/>
        </draw:line>
        <draw:line draw:style-name="gr5" draw:text-style-name="P4" draw:layer="layout" svg:x1="6.141cm" svg:y1="3.715cm" svg:x2="6.141cm" svg:y2="4.416cm">
          <text:p/>
        </draw:line>
        <draw:frame draw:style-name="gr6" draw:text-style-name="P5" draw:layer="layout" svg:width="1.093cm" svg:height="0.539cm" svg:x="2.913cm" svg:y="3.822cm">
          <draw:text-box>
            <text:p text:style-name="P2"><text:span text:style-name="T2">Sign</text:span></text:p>
          </draw:text-box>
        </draw:frame>
        <draw:frame draw:style-name="gr7" draw:text-style-name="P5" draw:layer="layout" svg:width="2.719cm" svg:height="0.539cm" svg:x="3.624cm" svg:y="3.805cm">
          <draw:text-box>
            <text:p text:style-name="P2"><text:span text:style-name="T2">Exponent[30:23]</text:span></text:p>
          </draw:text-box>
        </draw:frame>
        <draw:frame draw:style-name="gr8" draw:text-style-name="P5" draw:layer="layout" svg:width="2.572cm" svg:height="0.539cm" svg:x="6.278cm" svg:y="3.806cm">
          <draw:text-box>
            <text:p text:style-name="P2"><text:span text:style-name="T2">Mantissa[22:0]</text:span></text:p>
          </draw:text-box>
        </draw:frame>
        <draw:custom-shape draw:style-name="gr4" draw:text-style-name="P1" draw:layer="layout" svg:width="6.045cm" svg:height="0.685cm" svg:x="9.788cm" svg:y="3.731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412cm" svg:y1="3.737cm" svg:x2="10.412cm" svg:y2="4.417cm">
          <text:p/>
        </draw:line>
        <draw:line draw:style-name="gr5" draw:text-style-name="P4" draw:layer="layout" svg:x1="12.792cm" svg:y1="3.715cm" svg:x2="12.792cm" svg:y2="4.416cm">
          <text:p/>
        </draw:line>
        <draw:frame draw:style-name="gr7" draw:text-style-name="P5" draw:layer="layout" svg:width="2.719cm" svg:height="0.539cm" svg:x="10.275cm" svg:y="3.805cm">
          <draw:text-box>
            <text:p text:style-name="P2"><text:span text:style-name="T2">Exponent[30:23]</text:span></text:p>
          </draw:text-box>
        </draw:frame>
        <draw:frame draw:style-name="gr8" draw:text-style-name="P5" draw:layer="layout" svg:width="2.572cm" svg:height="0.539cm" svg:x="12.929cm" svg:y="3.806cm">
          <draw:text-box>
            <text:p text:style-name="P2"><text:span text:style-name="T2">Mantissa[22:0]</text:span></text:p>
          </draw:text-box>
        </draw:frame>
        <draw:frame draw:style-name="gr6" draw:text-style-name="P5" draw:layer="layout" svg:width="1.093cm" svg:height="0.539cm" svg:x="9.59cm" svg:y="3.848cm">
          <draw:text-box>
            <text:p text:style-name="P2"><text:span text:style-name="T2">Sign</text:span></text:p>
          </draw:text-box>
        </draw:frame>
        <draw:line draw:style-name="gr9" draw:text-style-name="P4" draw:layer="layout" svg:x1="5.806cm" svg:y1="1.19cm" svg:x2="5.806cm" svg:y2="3.7cm">
          <text:p/>
        </draw:line>
        <draw:line draw:style-name="gr9" draw:text-style-name="P4" draw:layer="layout" svg:x1="12.181cm" svg:y1="1.22cm" svg:x2="12.181cm" svg:y2="3.73cm">
          <text:p/>
        </draw:line>
        <draw:custom-shape draw:style-name="gr10" draw:text-style-name="P6" draw:layer="layout" svg:width="1.481cm" svg:height="2.209cm" svg:x="3.234cm" svg:y="7.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69cm" svg:height="2.209cm" svg:x="5.243cm" svg:y="7.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019cm" svg:height="2.209cm" svg:x="7.828cm" svg:y="7.589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348cm" svg:height="1.148cm" svg:x="3.297cm" svg:y="8.143cm">
          <draw:text-box>
            <text:p text:style-name="P2"><text:span text:style-name="T3">Sign</text:span><text:span text:style-name="T3"><text:line-break/></text:span><text:span text:style-name="T3">Reg</text:span></text:p>
          </draw:text-box>
        </draw:frame>
        <draw:frame draw:style-name="gr14" draw:text-style-name="P7" draw:layer="layout" svg:width="2.277cm" svg:height="1.484cm" svg:x="5.255cm" svg:y="8.144cm">
          <draw:text-box>
            <text:p text:style-name="P2"><text:span text:style-name="T3">Exponent</text:span><text:span text:style-name="T3"><text:line-break/></text:span><text:span text:style-name="T3">Reg</text:span></text:p>
          </draw:text-box>
        </draw:frame>
        <draw:frame draw:style-name="gr14" draw:text-style-name="P7" draw:layer="layout" svg:width="2.277cm" svg:height="1.484cm" svg:x="7.666cm" svg:y="8.17cm">
          <draw:text-box>
            <text:p text:style-name="P2"><text:span text:style-name="T3">Mantissa</text:span><text:span text:style-name="T3"><text:line-break/></text:span><text:span text:style-name="T3">Reg</text:span></text:p>
          </draw:text-box>
        </draw:frame>
        <draw:custom-shape draw:style-name="gr15" draw:text-style-name="P6" draw:layer="layout" svg:width="1.481cm" svg:height="2.209cm" svg:x="11.592cm" svg:y="7.6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69cm" svg:height="2.209cm" svg:x="13.601cm" svg:y="7.6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019cm" svg:height="2.209cm" svg:x="16.186cm" svg:y="7.647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348cm" svg:height="1.148cm" svg:x="11.655cm" svg:y="8.201cm">
          <draw:text-box>
            <text:p text:style-name="P2"><text:span text:style-name="T3">Sign</text:span><text:span text:style-name="T3"><text:line-break/></text:span><text:span text:style-name="T3">Reg</text:span></text:p>
          </draw:text-box>
        </draw:frame>
        <draw:frame draw:style-name="gr14" draw:text-style-name="P7" draw:layer="layout" svg:width="2.277cm" svg:height="1.484cm" svg:x="13.613cm" svg:y="8.202cm">
          <draw:text-box>
            <text:p text:style-name="P2"><text:span text:style-name="T3">Exponent</text:span><text:span text:style-name="T3"><text:line-break/></text:span><text:span text:style-name="T3">Reg</text:span></text:p>
          </draw:text-box>
        </draw:frame>
        <draw:frame draw:style-name="gr14" draw:text-style-name="P7" draw:layer="layout" svg:width="2.277cm" svg:height="1.484cm" svg:x="16.024cm" svg:y="8.228cm">
          <draw:text-box>
            <text:p text:style-name="P2"><text:span text:style-name="T3">Mantissa</text:span><text:span text:style-name="T3"><text:line-break/></text:span><text:span text:style-name="T3">Reg</text:span></text:p>
          </draw:text-box>
        </draw:frame>
        <draw:custom-shape draw:style-name="gr16" draw:text-style-name="P8" draw:layer="layout" svg:width="1.856cm" svg:height="0.338cm" svg:x="3.076cm" svg:y="6.88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8" draw:layer="layout" svg:width="1.856cm" svg:height="0.338cm" svg:x="5.301cm" svg:y="6.88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8" draw:layer="layout" svg:width="1.856cm" svg:height="0.338cm" svg:x="8.033cm" svg:y="6.87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8" draw:layer="layout" svg:width="1.856cm" svg:height="0.338cm" svg:x="11.408cm" svg:y="6.89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8" draw:layer="layout" svg:width="1.856cm" svg:height="0.338cm" svg:x="13.772cm" svg:y="6.90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8" draw:layer="layout" svg:width="1.856cm" svg:height="0.338cm" svg:x="16.151cm" svg:y="6.92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4" draw:layer="layout" svg:x1="3.43cm" svg:y1="4.402cm" svg:x2="3.43cm" svg:y2="6.869cm">
          <text:p/>
        </draw:line>
        <draw:line draw:style-name="gr5" draw:text-style-name="P4" draw:layer="layout" svg:x1="4.535cm" svg:y1="4.419cm" svg:x2="4.535cm" svg:y2="5.592cm">
          <text:p/>
        </draw:line>
        <draw:line draw:style-name="gr5" draw:text-style-name="P4" draw:layer="layout" svg:x1="4.535cm" svg:y1="5.575cm" svg:x2="5.794cm" svg:y2="5.575cm">
          <text:p/>
        </draw:line>
        <draw:line draw:style-name="gr5" draw:text-style-name="P4" draw:layer="layout" svg:x1="5.777cm" svg:y1="5.575cm" svg:x2="5.777cm" svg:y2="6.904cm">
          <text:p/>
        </draw:line>
        <draw:line draw:style-name="gr5" draw:text-style-name="P4" draw:layer="layout" svg:x1="7.166cm" svg:y1="4.402cm" svg:x2="7.166cm" svg:y2="5.61cm">
          <text:p/>
        </draw:line>
        <draw:line draw:style-name="gr5" draw:text-style-name="P4" draw:layer="layout" svg:x1="7.166cm" svg:y1="5.592cm" svg:x2="8.546cm" svg:y2="5.592cm">
          <text:p/>
        </draw:line>
        <draw:line draw:style-name="gr5" draw:text-style-name="P4" draw:layer="layout" svg:x1="8.546cm" svg:y1="5.592cm" svg:x2="8.546cm" svg:y2="6.904cm">
          <text:p/>
        </draw:line>
        <draw:line draw:style-name="gr5" draw:text-style-name="P4" draw:layer="layout" svg:x1="10.082cm" svg:y1="4.436cm" svg:x2="10.082cm" svg:y2="5.748cm">
          <text:p/>
        </draw:line>
        <draw:line draw:style-name="gr5" draw:text-style-name="P4" draw:layer="layout" svg:x1="11.842cm" svg:y1="5.748cm" svg:x2="10.082cm" svg:y2="5.748cm">
          <text:p/>
        </draw:line>
        <draw:line draw:style-name="gr5" draw:text-style-name="P4" draw:layer="layout" svg:x1="11.86cm" svg:y1="5.748cm" svg:x2="11.86cm" svg:y2="6.955cm">
          <text:p/>
        </draw:line>
        <draw:line draw:style-name="gr5" draw:text-style-name="P4" draw:layer="layout" svg:x1="11.601cm" svg:y1="4.419cm" svg:x2="11.601cm" svg:y2="5.144cm">
          <text:p/>
        </draw:line>
        <draw:line draw:style-name="gr5" draw:text-style-name="P4" draw:layer="layout" svg:x1="11.601cm" svg:y1="5.144cm" svg:x2="14.275cm" svg:y2="5.144cm">
          <text:p/>
        </draw:line>
        <draw:line draw:style-name="gr5" draw:text-style-name="P4" draw:layer="layout" svg:x1="14.275cm" svg:y1="6.973cm" svg:x2="14.275cm" svg:y2="5.144cm">
          <text:p/>
        </draw:line>
        <draw:line draw:style-name="gr5" draw:text-style-name="P4" draw:layer="layout" svg:x1="14.991cm" svg:y1="4.419cm" svg:x2="14.991cm" svg:y2="5.213cm">
          <text:p/>
        </draw:line>
        <draw:line draw:style-name="gr5" draw:text-style-name="P4" draw:layer="layout" svg:x1="14.991cm" svg:y1="5.195cm" svg:x2="16.562cm" svg:y2="5.195cm">
          <text:p/>
        </draw:line>
        <draw:line draw:style-name="gr5" draw:text-style-name="P4" draw:layer="layout" svg:x1="16.544cm" svg:y1="5.195cm" svg:x2="16.544cm" svg:y2="6.938cm">
          <text:p/>
        </draw:line>
        <draw:line draw:style-name="gr18" draw:text-style-name="P4" draw:layer="layout" svg:x1="3.968cm" svg:y1="7.182cm" svg:x2="3.968cm" svg:y2="7.596cm">
          <text:p/>
        </draw:line>
        <draw:line draw:style-name="gr5" draw:text-style-name="P4" draw:layer="layout" svg:x1="6.264cm" svg:y1="7.094cm" svg:x2="6.264cm" svg:y2="7.609cm">
          <text:p/>
        </draw:line>
        <draw:line draw:style-name="gr5" draw:text-style-name="P4" draw:layer="layout" svg:x1="8.937cm" svg:y1="7.019cm" svg:x2="8.937cm" svg:y2="7.584cm">
          <text:p/>
        </draw:line>
        <draw:line draw:style-name="gr5" draw:text-style-name="P4" draw:layer="layout" svg:x1="12.319cm" svg:y1="7.119cm" svg:x2="12.319cm" svg:y2="7.646cm">
          <text:p/>
        </draw:line>
        <draw:line draw:style-name="gr5" draw:text-style-name="P4" draw:layer="layout" svg:x1="14.59cm" svg:y1="7.056cm" svg:x2="14.59cm" svg:y2="7.659cm">
          <text:p/>
        </draw:line>
        <draw:line draw:style-name="gr5" draw:text-style-name="P4" draw:layer="layout" svg:x1="17.132cm" svg:y1="7.119cm" svg:x2="17.132cm" svg:y2="7.646cm">
          <text:p/>
        </draw:line>
        <draw:custom-shape draw:style-name="gr19" draw:text-style-name="P10" draw:layer="layout" svg:width="4.661cm" svg:height="4.378cm" svg:x="2.919cm" svg:y="16.174cm">
          <text:p text:style-name="P9"><text:span text:style-name="T1">Control</text:span><text:span text:style-name="T1"><text:line-break/></text:span><text:span text:style-name="T1">U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1" draw:layer="layout" svg:width="6.019cm" svg:height="2.562cm" svg:x="12.107cm" svg:y="16.452cm" svg:viewBox="0 0 6020 2563" svg:d="M3354 11c2-4 5-6 9-8 3-2 7-3 10-3h2625c4 0 8 1 11 3s6 4 8 8c2 3 3 7 3 10s0 5-1 7l-875 2520c0 2-1 3-2 4-2 4-4 6-8 8-3 2-7 3-11 3h-1603-1020-1603c-4 0-8-1-11-3-4-2-6-4-8-8-1-1-2-2-2-4l-875-2520c-1-2-1-4-1-7s1-7 3-10c2-4 5-6 8-8s7-3 11-3h2625c3 0 7 1 10 3 4 2 7 4 9 8 0 1 1 2 1 4l343 988 343-988c0-2 1-3 1-4z">
          <text:p text:style-name="P2"><text:span text:style-name="T1">ALU</text:span></text:p>
        </draw:path>
        <draw:line draw:style-name="gr21" draw:text-style-name="P4" draw:layer="layout" svg:x1="7.548cm" svg:y1="18.384cm" svg:x2="12.862cm" svg:y2="18.384cm">
          <text:p/>
        </draw:line>
        <draw:frame draw:style-name="gr22" draw:text-style-name="P3" draw:layer="layout" svg:width="1.267cm" svg:height="0.988cm" svg:x="11.14cm" svg:y="17.471cm">
          <draw:text-box>
            <text:p text:style-name="P2"><text:span text:style-name="T1">Op</text:span></text:p>
          </draw:text-box>
        </draw:frame>
        <draw:custom-shape draw:style-name="gr17" draw:text-style-name="P8" draw:layer="layout" svg:width="1.856cm" svg:height="0.338cm" svg:x="12.22cm" svg:y="15.48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8" draw:layer="layout" svg:width="1.856cm" svg:height="0.338cm" svg:x="15.837cm" svg:y="15.48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4" draw:layer="layout" svg:x1="13.148cm" svg:y1="15.83cm" svg:x2="13.148cm" svg:y2="16.486cm">
          <text:p/>
        </draw:line>
        <draw:line draw:style-name="gr24" draw:text-style-name="P4" draw:layer="layout" svg:x1="16.737cm" svg:y1="15.813cm" svg:x2="16.737cm" svg:y2="16.469cm">
          <text:p/>
        </draw:line>
        <draw:line draw:style-name="gr5" draw:text-style-name="P4" draw:layer="layout" svg:x1="6.277cm" svg:y1="9.794cm" svg:x2="6.277cm" svg:y2="10.847cm">
          <text:p/>
        </draw:line>
        <draw:line draw:style-name="gr5" draw:text-style-name="P4" draw:layer="layout" svg:x1="6.277cm" svg:y1="10.312cm" svg:x2="7.571cm" svg:y2="10.312cm">
          <text:p/>
        </draw:line>
        <draw:line draw:style-name="gr5" draw:text-style-name="P4" draw:layer="layout" svg:x1="7.554cm" svg:y1="10.312cm" svg:x2="7.554cm" svg:y2="5.964cm">
          <text:p/>
        </draw:line>
        <draw:line draw:style-name="gr5" draw:text-style-name="P4" draw:layer="layout" svg:x1="6.173cm" svg:y1="5.996cm" svg:x2="7.544cm" svg:y2="5.996cm">
          <text:p/>
        </draw:line>
        <draw:line draw:style-name="gr5" draw:text-style-name="P4" draw:layer="layout" svg:x1="6.173cm" svg:y1="6.947cm" svg:x2="6.173cm" svg:y2="5.981cm">
          <text:p/>
        </draw:line>
        <draw:custom-shape draw:style-name="gr25" draw:text-style-name="P12" draw:layer="layout" svg:width="0.163cm" svg:height="0.163cm" svg:x="6.193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6.175cm" svg:y1="6.423cm" svg:x2="6.175cm" svg:y2="6.873cm">
          <text:p/>
        </draw:line>
        <draw:line draw:style-name="gr27" draw:text-style-name="P4" draw:layer="layout" svg:x1="5.773cm" svg:y1="6.534cm" svg:x2="5.773cm" svg:y2="6.889cm">
          <text:p/>
        </draw:line>
        <draw:line draw:style-name="gr28" draw:text-style-name="P4" draw:layer="layout" svg:x1="3.438cm" svg:y1="6.494cm" svg:x2="3.438cm" svg:y2="6.912cm">
          <text:p/>
        </draw:line>
        <draw:line draw:style-name="gr29" draw:text-style-name="P4" draw:layer="layout" svg:x1="8.541cm" svg:y1="6.518cm" svg:x2="8.541cm" svg:y2="6.857cm">
          <text:p/>
        </draw:line>
        <draw:line draw:style-name="gr30" draw:text-style-name="P4" draw:layer="layout" svg:x1="11.862cm" svg:y1="6.471cm" svg:x2="11.862cm" svg:y2="6.881cm">
          <text:p/>
        </draw:line>
        <draw:line draw:style-name="gr31" draw:text-style-name="P4" draw:layer="layout" svg:x1="14.276cm" svg:y1="6.502cm" svg:x2="14.276cm" svg:y2="6.904cm">
          <text:p/>
        </draw:line>
        <draw:line draw:style-name="gr32" draw:text-style-name="P4" draw:layer="layout" svg:x1="16.56cm" svg:y1="6.549cm" svg:x2="16.56cm" svg:y2="6.92cm">
          <text:p/>
        </draw:line>
        <draw:line draw:style-name="gr5" draw:text-style-name="P4" draw:layer="layout" svg:x1="14.724cm" svg:y1="9.795cm" svg:x2="14.724cm" svg:y2="14.932cm">
          <text:p/>
        </draw:line>
        <draw:line draw:style-name="gr5" draw:text-style-name="P4" draw:layer="layout" svg:x1="14.724cm" svg:y1="10.313cm" svg:x2="16.018cm" svg:y2="10.313cm">
          <text:p/>
        </draw:line>
        <draw:line draw:style-name="gr5" draw:text-style-name="P4" draw:layer="layout" svg:x1="16.001cm" svg:y1="10.313cm" svg:x2="16.001cm" svg:y2="5.965cm">
          <text:p/>
        </draw:line>
        <draw:line draw:style-name="gr5" draw:text-style-name="P4" draw:layer="layout" svg:x1="14.62cm" svg:y1="6.948cm" svg:x2="14.62cm" svg:y2="5.982cm">
          <text:p/>
        </draw:line>
        <draw:custom-shape draw:style-name="gr25" draw:text-style-name="P12" draw:layer="layout" svg:width="0.163cm" svg:height="0.163cm" svg:x="14.64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4.618cm" svg:y1="5.985cm" svg:x2="15.989cm" svg:y2="5.985cm">
          <text:p/>
        </draw:line>
        <draw:line draw:style-name="gr33" draw:text-style-name="P4" draw:layer="layout" svg:x1="14.628cm" svg:y1="6.488cm" svg:x2="14.628cm" svg:y2="6.883cm">
          <text:p/>
        </draw:line>
        <draw:line draw:style-name="gr5" draw:text-style-name="P4" draw:layer="layout" svg:x1="6.281cm" svg:y1="10.817cm" svg:x2="12.568cm" svg:y2="10.817cm">
          <text:p/>
        </draw:line>
        <draw:line draw:style-name="gr5" draw:text-style-name="P4" draw:layer="layout" svg:x1="12.945cm" svg:y1="14.943cm" svg:x2="14.703cm" svg:y2="14.943cm">
          <text:p/>
        </draw:line>
        <draw:line draw:style-name="gr34" draw:text-style-name="P4" draw:layer="layout" svg:x1="12.543cm" svg:y1="10.771cm" svg:x2="12.543cm" svg:y2="15.52cm">
          <text:p/>
        </draw:line>
        <draw:line draw:style-name="gr35" draw:text-style-name="P4" draw:layer="layout" svg:x1="12.945cm" svg:y1="14.943cm" svg:x2="12.945cm" svg:y2="15.483cm">
          <text:p/>
        </draw:line>
        <draw:line draw:style-name="gr36" draw:text-style-name="P4" draw:layer="layout" svg:x1="17.226cm" svg:y1="9.837cm" svg:x2="17.226cm" svg:y2="15.476cm">
          <text:p/>
        </draw:line>
        <draw:line draw:style-name="gr37" draw:text-style-name="P4" draw:layer="layout" svg:x1="16.874cm" svg:y1="14.959cm" svg:x2="16.874cm" svg:y2="15.546cm">
          <text:p/>
        </draw:line>
        <draw:frame draw:style-name="gr38" draw:text-style-name="P13" draw:layer="layout" svg:width="1.427cm" svg:height="0.416cm" svg:x="16.054cm" svg:y="14.611cm">
          <draw:text-box>
            <text:p text:style-name="P2"><text:span text:style-name="T4">x“00000000”</text:span></text:p>
          </draw:text-box>
        </draw:frame>
        <draw:line draw:style-name="gr5" draw:text-style-name="P4" draw:layer="layout" svg:x1="8.775cm" svg:y1="9.782cm" svg:x2="8.775cm" svg:y2="10.393cm">
          <text:p/>
        </draw:line>
        <draw:line draw:style-name="gr5" draw:text-style-name="P4" draw:layer="layout" svg:x1="8.775cm" svg:y1="10.393cm" svg:x2="13.272cm" svg:y2="10.393cm">
          <text:p/>
        </draw:line>
        <draw:line draw:style-name="gr39" draw:text-style-name="P4" draw:layer="layout" svg:x1="13.252cm" svg:y1="10.393cm" svg:x2="13.252cm" svg:y2="15.476cm">
          <text:p/>
        </draw:line>
        <draw:line draw:style-name="gr5" draw:text-style-name="P4" draw:layer="layout" svg:x1="17.226cm" svg:y1="10.305cm" svg:x2="18.52cm" svg:y2="10.305cm">
          <text:p/>
        </draw:line>
        <draw:line draw:style-name="gr5" draw:text-style-name="P4" draw:layer="layout" svg:x1="18.503cm" svg:y1="10.305cm" svg:x2="18.503cm" svg:y2="5.957cm">
          <text:p/>
        </draw:line>
        <draw:line draw:style-name="gr5" draw:text-style-name="P4" draw:layer="layout" svg:x1="17.122cm" svg:y1="6.94cm" svg:x2="17.122cm" svg:y2="5.974cm">
          <text:p/>
        </draw:line>
        <draw:custom-shape draw:style-name="gr25" draw:text-style-name="P12" draw:layer="layout" svg:width="0.163cm" svg:height="0.163cm" svg:x="17.142cm" svg:y="10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7.138cm" svg:y1="5.985cm" svg:x2="18.509cm" svg:y2="5.985cm">
          <text:p/>
        </draw:line>
        <draw:line draw:style-name="gr5" draw:text-style-name="P4" draw:layer="layout" svg:x1="8.943cm" svg:y1="10.392cm" svg:x2="10.237cm" svg:y2="10.392cm">
          <text:p/>
        </draw:line>
        <draw:line draw:style-name="gr5" draw:text-style-name="P4" draw:layer="layout" svg:x1="10.22cm" svg:y1="10.392cm" svg:x2="10.22cm" svg:y2="6.044cm">
          <text:p/>
        </draw:line>
        <draw:line draw:style-name="gr5" draw:text-style-name="P4" draw:layer="layout" svg:x1="8.839cm" svg:y1="7.027cm" svg:x2="8.839cm" svg:y2="6.061cm">
          <text:p/>
        </draw:line>
        <draw:line draw:style-name="gr5" draw:text-style-name="P4" draw:layer="layout" svg:x1="8.855cm" svg:y1="6.072cm" svg:x2="10.226cm" svg:y2="6.072cm">
          <text:p/>
        </draw:line>
        <draw:custom-shape draw:style-name="gr25" draw:text-style-name="P12" draw:layer="layout" svg:width="0.163cm" svg:height="0.163cm" svg:x="10.134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8.841cm" svg:y1="6.408cm" svg:x2="8.841cm" svg:y2="6.858cm">
          <text:p/>
        </draw:line>
        <draw:line draw:style-name="gr26" draw:text-style-name="P4" draw:layer="layout" svg:x1="17.116cm" svg:y1="6.471cm" svg:x2="17.116cm" svg:y2="6.921cm">
          <text:p/>
        </draw:line>
        <draw:custom-shape draw:style-name="gr15" draw:text-style-name="P6" draw:layer="layout" svg:width="1.481cm" svg:height="2.209cm" svg:x="9.596cm" svg:y="22.4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169cm" svg:height="2.209cm" svg:x="11.605cm" svg:y="22.4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019cm" svg:height="2.209cm" svg:x="14.19cm" svg:y="22.44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348cm" svg:height="1.148cm" svg:x="9.659cm" svg:y="22.998cm">
          <draw:text-box>
            <text:p text:style-name="P2"><text:span text:style-name="T3">Sign</text:span><text:span text:style-name="T3"><text:line-break/></text:span><text:span text:style-name="T3">Reg</text:span></text:p>
          </draw:text-box>
        </draw:frame>
        <draw:frame draw:style-name="gr14" draw:text-style-name="P7" draw:layer="layout" svg:width="2.277cm" svg:height="1.484cm" svg:x="11.617cm" svg:y="22.999cm">
          <draw:text-box>
            <text:p text:style-name="P2"><text:span text:style-name="T3">Exponent</text:span><text:span text:style-name="T3"><text:line-break/></text:span><text:span text:style-name="T3">Reg</text:span></text:p>
          </draw:text-box>
        </draw:frame>
        <draw:frame draw:style-name="gr14" draw:text-style-name="P7" draw:layer="layout" svg:width="2.277cm" svg:height="1.484cm" svg:x="14.028cm" svg:y="22.908cm">
          <draw:text-box>
            <text:p text:style-name="P2"><text:span text:style-name="T3">Mantissa</text:span><text:span text:style-name="T3"><text:line-break/></text:span><text:span text:style-name="T3">Reg</text:span></text:p>
          </draw:text-box>
        </draw:frame>
        <draw:line draw:style-name="gr40" draw:text-style-name="P4" draw:layer="layout" svg:x1="14.964cm" svg:y1="19.015cm" svg:x2="14.964cm" svg:y2="22.5cm">
          <text:p/>
        </draw:line>
        <draw:line draw:style-name="gr41" draw:text-style-name="P4" draw:layer="layout" svg:x1="12.632cm" svg:y1="20.929cm" svg:x2="12.632cm" svg:y2="22.5cm">
          <text:p/>
        </draw:line>
        <draw:line draw:style-name="gr42" draw:text-style-name="P4" draw:layer="layout" svg:x1="9.785cm" svg:y1="14.155cm" svg:x2="9.785cm" svg:y2="21.417cm">
          <text:p/>
        </draw:line>
        <draw:line draw:style-name="gr5" draw:text-style-name="P4" draw:layer="layout" svg:x1="12.614cm" svg:y1="20.923cm" svg:x2="14.947cm" svg:y2="20.923cm">
          <text:p/>
        </draw:line>
        <draw:line draw:style-name="gr43" draw:text-style-name="P4" draw:layer="layout" svg:x1="12.492cm" svg:y1="24.844cm" svg:x2="12.492cm" svg:y2="26.183cm">
          <text:p/>
        </draw:line>
        <draw:frame draw:style-name="gr3" draw:text-style-name="P3" draw:layer="layout" svg:width="2.796cm" svg:height="1.725cm" svg:x="12.906cm" svg:y="25.009cm">
          <draw:text-box>
            <text:p text:style-name="P2"><text:span text:style-name="T1">Result</text:span><text:span text:style-name="T1"><text:line-break/></text:span><text:span text:style-name="T1">[31:0]</text:span></text:p>
          </draw:text-box>
        </draw:frame>
        <draw:custom-shape draw:style-name="gr17" draw:text-style-name="P8" draw:layer="layout" svg:width="1.856cm" svg:height="0.338cm" svg:x="9.324cm" svg:y="21.44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4" draw:layer="layout" svg:x1="10.296cm" svg:y1="21.553cm" svg:x2="10.296cm" svg:y2="22.449cm">
          <text:p/>
        </draw:line>
        <draw:line draw:style-name="gr42" draw:text-style-name="P4" draw:layer="layout" svg:x1="10.747cm" svg:y1="14.155cm" svg:x2="10.747cm" svg:y2="21.408cm">
          <text:p/>
        </draw:line>
        <draw:line draw:style-name="gr5" draw:text-style-name="P4" draw:layer="layout" svg:x1="3.98cm" svg:y1="14.151cm" svg:x2="3.98cm" svg:y2="9.803cm">
          <text:p/>
        </draw:line>
        <draw:line draw:style-name="gr5" draw:text-style-name="P4" draw:layer="layout" svg:x1="4.001cm" svg:y1="14.162cm" svg:x2="9.811cm" svg:y2="14.162cm">
          <text:p/>
        </draw:line>
        <draw:line draw:style-name="gr5" draw:text-style-name="P4" draw:layer="layout" svg:x1="12.204cm" svg:y1="14.194cm" svg:x2="12.204cm" svg:y2="9.846cm">
          <text:p/>
        </draw:line>
        <draw:line draw:style-name="gr5" draw:text-style-name="P4" draw:layer="layout" svg:x1="10.762cm" svg:y1="14.185cm" svg:x2="12.185cm" svg:y2="14.185cm">
          <text:p/>
        </draw:line>
        <draw:custom-shape draw:style-name="gr25" draw:text-style-name="P12" draw:layer="layout" svg:width="0.163cm" svg:height="0.163cm" svg:x="14.883cm" svg:y="20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17.591cm" svg:y1="6.302cm" svg:x2="17.591cm" svg:y2="6.94cm">
          <text:p/>
        </draw:line>
        <draw:line draw:style-name="gr37" draw:text-style-name="P4" draw:layer="layout" svg:x1="9.377cm" svg:y1="6.291cm" svg:x2="9.377cm" svg:y2="6.878cm">
          <text:p/>
        </draw:line>
        <draw:line draw:style-name="gr37" draw:text-style-name="P4" draw:layer="layout" svg:x1="6.625cm" svg:y1="6.322cm" svg:x2="6.625cm" svg:y2="6.932cm">
          <text:p/>
        </draw:line>
        <draw:line draw:style-name="gr37" draw:text-style-name="P4" draw:layer="layout" svg:x1="15.175cm" svg:y1="6.338cm" svg:x2="15.175cm" svg:y2="6.925cm">
          <text:p/>
        </draw:line>
        <draw:line draw:style-name="gr5" draw:text-style-name="P4" draw:layer="layout" svg:x1="6.613cm" svg:y1="6.314cm" svg:x2="19.037cm" svg:y2="6.314cm">
          <text:p/>
        </draw:line>
        <draw:custom-shape draw:style-name="gr25" draw:text-style-name="P12" draw:layer="layout" svg:width="0.163cm" svg:height="0.163cm" svg:x="9.314cm" svg:y="6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163cm" svg:height="0.163cm" svg:x="15.09cm" svg:y="6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163cm" svg:height="0.163cm" svg:x="17.514cm" svg:y="6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9.02cm" svg:y1="20.905cm" svg:x2="19.02cm" svg:y2="6.312cm">
          <text:p/>
        </draw:line>
        <draw:line draw:style-name="gr5" draw:text-style-name="P4" draw:layer="layout" svg:x1="14.955cm" svg:y1="20.923cm" svg:x2="19.032cm" svg:y2="20.923cm">
          <text:p/>
        </draw:line>
        <draw:custom-shape draw:style-name="gr44" draw:text-style-name="P6" draw:layer="layout" svg:width="3.847cm" svg:height="1.968cm" svg:x="4.617cm" svg:y="11.872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942cm" svg:height="1.484cm" svg:x="5.085cm" svg:y="12.226cm">
          <draw:text-box>
            <text:p text:style-name="P2"><text:span text:style-name="T3">Comparator</text:span></text:p>
          </draw:text-box>
        </draw:frame>
        <draw:line draw:style-name="gr34" draw:text-style-name="P4" draw:layer="layout" svg:x1="5.134cm" svg:y1="13.859cm" svg:x2="5.134cm" svg:y2="16.21cm">
          <text:p/>
        </draw:line>
        <draw:line draw:style-name="gr34" draw:text-style-name="P4" draw:layer="layout" svg:x1="6.046cm" svg:y1="13.851cm" svg:x2="6.046cm" svg:y2="16.202cm">
          <text:p/>
        </draw:line>
        <draw:frame draw:style-name="gr45" draw:text-style-name="P15" draw:layer="layout" svg:width="1.241cm" svg:height="0.497cm" svg:x="5.551cm" svg:y="13.369cm">
          <draw:text-box>
            <text:p text:style-name="P14"><text:span text:style-name="T5">Equal</text:span></text:p>
          </draw:text-box>
        </draw:frame>
        <draw:frame draw:style-name="gr46" draw:text-style-name="P15" draw:layer="layout" svg:width="1.525cm" svg:height="0.743cm" svg:x="4.469cm" svg:y="13.409cm">
          <draw:text-box>
            <text:p text:style-name="P14"><text:span text:style-name="T5">Greater</text:span></text:p>
          </draw:text-box>
        </draw:frame>
        <draw:custom-shape draw:style-name="gr47" draw:text-style-name="P8" draw:layer="layout" svg:width="1.603cm" svg:height="0.292cm" svg:x="4.517cm" svg:y="11.07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7" draw:text-style-name="P4" draw:layer="layout" svg:x1="5.295cm" svg:y1="11.254cm" svg:x2="5.295cm" svg:y2="11.864cm">
          <text:p/>
        </draw:line>
        <draw:custom-shape draw:style-name="gr47" draw:text-style-name="P8" draw:layer="layout" svg:width="1.603cm" svg:height="0.292cm" svg:x="6.365cm" svg:y="11.11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7" draw:text-style-name="P4" draw:layer="layout" svg:x1="7.143cm" svg:y1="11.288cm" svg:x2="7.143cm" svg:y2="11.898cm">
          <text:p/>
        </draw:line>
        <draw:line draw:style-name="gr5" draw:text-style-name="P4" draw:layer="layout" svg:x1="4.947cm" svg:y1="10.321cm" svg:x2="6.241cm" svg:y2="10.321cm">
          <text:p/>
        </draw:line>
        <draw:line draw:style-name="gr37" draw:text-style-name="P4" draw:layer="layout" svg:x1="4.961cm" svg:y1="10.346cm" svg:x2="4.961cm" svg:y2="11.057cm">
          <text:p/>
        </draw:line>
        <draw:line draw:style-name="gr5" draw:text-style-name="P4" draw:layer="layout" svg:x1="6.762cm" svg:y1="10.655cm" svg:x2="14.741cm" svg:y2="10.655cm">
          <text:p/>
        </draw:line>
        <draw:line draw:style-name="gr37" draw:text-style-name="P4" draw:layer="layout" svg:x1="6.759cm" svg:y1="10.662cm" svg:x2="6.759cm" svg:y2="11.104cm">
          <text:p/>
        </draw:line>
        <draw:custom-shape draw:style-name="gr25" draw:text-style-name="P12" draw:layer="layout" svg:width="0.163cm" svg:height="0.163cm" svg:x="14.64cm" svg:y="10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646cm" svg:y1="10.401cm" svg:x2="8.795cm" svg:y2="10.401cm">
          <text:p/>
        </draw:line>
        <draw:line draw:style-name="gr37" draw:text-style-name="P4" draw:layer="layout" svg:x1="5.656cm" svg:y1="10.374cm" svg:x2="5.656cm" svg:y2="11.085cm">
          <text:p/>
        </draw:line>
        <draw:custom-shape draw:style-name="gr25" draw:text-style-name="P12" draw:layer="layout" svg:width="0.163cm" svg:height="0.163cm" svg:x="8.701cm" svg:y="1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163cm" svg:height="0.163cm" svg:x="17.137cm" svg:y="9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.304cm" svg:y1="10.042cm" svg:x2="17.226cm" svg:y2="10.042cm">
          <text:p/>
        </draw:line>
        <draw:line draw:style-name="gr37" draw:text-style-name="P4" draw:layer="layout" svg:x1="7.318cm" svg:y1="10.058cm" svg:x2="7.318cm" svg:y2="11.0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20:37:35.008596045</meta:creation-date>
    <dc:date>2024-11-05T12:15:53.640875005</dc:date>
    <meta:editing-duration>PT4M30S</meta:editing-duration>
    <meta:editing-cycles>2</meta:editing-cycles>
    <meta:generator>LibreOffice/24.8.0.3$Linux_X86_64 LibreOffice_project/480$Build-3</meta:generator>
    <meta:document-statistic meta:object-count="158"/>
  </office:meta>
</office:document-meta>
</file>